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2-17/0-6 Summit)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 (11-7/5-1 Summit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34</text:p>
          </table:table-cell>
          <table:table-cell office:value-type="string">
            <text:p>-.088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29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35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139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-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-.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0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05</text:p>
          </table:table-cell>
          <table:table-cell office:value-type="string">
            <text:p>.029</text:p>
          </table:table-cell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3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333</text:p>
          </table:table-cell>
          <table:table-cell office:value-type="string">
            <text:p>3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-.10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6</text:p>
          </table:table-cell>
          <table:table-cell office:value-type="string">
            <text:p>111</text:p>
          </table:table-cell>
          <table:table-cell office:value-type="string">
            <text:p>.261</text:p>
          </table:table-cell>
          <table:table-cell office:value-type="string">
            <text:p>41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